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1.416cm" style:rel-column-width="5460*"/>
    </style:style>
    <style:style style:name="Tabela1.B" style:family="table-column">
      <style:table-column-properties style:column-width="1.416cm" style:rel-column-width="5461*"/>
    </style:style>
    <style:style style:name="Tabela1.A1" style:family="table-cell">
      <style:table-cell-properties fo:padding="0.097cm" fo:border-left="0.5pt solid #000000" fo:border-right="none" fo:border-top="0.5pt solid #000000" fo:border-bottom="0.5pt solid #000000" style:writing-mode="page"/>
    </style:style>
    <style:style style:name="Tabela1.L1" style:family="table-cell">
      <style:table-cell-properties fo:padding="0.097cm" fo:border="0.5pt solid #000000" style:writing-mode="page"/>
    </style:style>
    <style:style style:name="Tabela1.A2" style:family="table-cell">
      <style:table-cell-properties fo:padding="0.097cm" fo:border-left="0.5pt solid #000000" fo:border-right="none" fo:border-top="none" fo:border-bottom="0.5pt solid #000000" style:writing-mode="page"/>
    </style:style>
    <style:style style:name="Tabela1.L2" style:family="table-cell">
      <style:table-cell-properties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1.889cm" style:rel-column-width="7281*"/>
    </style:style>
    <style:style style:name="Tabela2.A1" style:family="table-cell">
      <style:table-cell-properties fo:padding="0.097cm" fo:border-left="0.5pt solid #000000" fo:border-right="none" fo:border-top="0.5pt solid #000000" fo:border-bottom="0.5pt solid #000000"/>
    </style:style>
    <style:style style:name="Tabela2.H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I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5pt solid #000000"/>
    </style:style>
    <style:style style:name="P1" style:family="paragraph" style:parent-style-name="Standard">
      <style:paragraph-properties fo:text-align="center" style:justify-single-word="false"/>
      <style:text-properties officeooo:rsid="0009beef" officeooo:paragraph-rsid="0009beef"/>
    </style:style>
    <style:style style:name="P2" style:family="paragraph" style:parent-style-name="Standard">
      <style:paragraph-properties fo:text-align="center" style:justify-single-word="false"/>
      <style:text-properties fo:font-weight="normal" officeooo:rsid="0009beef" officeooo:paragraph-rsid="0009beef" style:font-weight-asian="normal" style:font-weight-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text-properties officeooo:rsid="000c4d8e" officeooo:paragraph-rsid="000c4d8e"/>
    </style:style>
    <style:style style:name="P7" style:family="paragraph" style:parent-style-name="Heading_20_1">
      <style:paragraph-properties fo:text-align="justify" style:justify-single-word="false" fo:break-before="page"/>
      <style:text-properties officeooo:rsid="000c4d8e" officeooo:paragraph-rsid="000c4d8e"/>
    </style:style>
    <style:style style:name="P8" style:family="paragraph" style:parent-style-name="Heading_20_1">
      <style:paragraph-properties fo:break-before="page"/>
      <style:text-properties officeooo:rsid="0011d54d" officeooo:paragraph-rsid="0011d54d"/>
    </style:style>
    <style:style style:name="P9" style:family="paragraph" style:parent-style-name="Heading_20_2">
      <style:text-properties officeooo:rsid="000c4d8e" officeooo:paragraph-rsid="000c4d8e"/>
    </style:style>
    <style:style style:name="P10" style:family="paragraph" style:parent-style-name="Heading_20_2">
      <style:paragraph-properties fo:break-before="page"/>
      <style:text-properties officeooo:rsid="000c4d8e" officeooo:paragraph-rsid="000c4d8e"/>
    </style:style>
    <style:style style:name="P11" style:family="paragraph" style:parent-style-name="Heading_20_2">
      <style:paragraph-properties fo:text-align="justify" style:justify-single-word="false"/>
      <style:text-properties officeooo:rsid="000c4d8e" officeooo:paragraph-rsid="000c4d8e"/>
    </style:style>
    <style:style style:name="P12" style:family="paragraph" style:parent-style-name="Heading_20_2">
      <style:text-properties officeooo:paragraph-rsid="000c4d8e"/>
    </style:style>
    <style:style style:name="P13" style:family="paragraph" style:parent-style-name="Heading_20_2">
      <style:paragraph-properties fo:text-align="justify" style:justify-single-word="false"/>
      <style:text-properties officeooo:paragraph-rsid="000c4d8e"/>
    </style:style>
    <style:style style:name="P14" style:family="paragraph" style:parent-style-name="List_20_Contents">
      <style:paragraph-properties fo:margin-left="0cm" fo:margin-right="0cm" fo:margin-top="0cm" fo:margin-bottom="0.499cm" style:contextual-spacing="false" fo:text-indent="0cm" style:auto-text-indent="false"/>
    </style:style>
    <style:style style:name="P15" style:family="paragraph" style:parent-style-name="Standard">
      <style:paragraph-properties fo:text-align="center" style:justify-single-word="false"/>
      <style:text-properties fo:font-weight="bold" officeooo:rsid="0009beef" officeooo:paragraph-rsid="0009beef" style:font-weight-asian="bold" style:font-weight-complex="bold"/>
    </style:style>
    <style:style style:name="P16" style:family="paragraph" style:parent-style-name="Standard">
      <style:paragraph-properties fo:text-align="justify" style:justify-single-word="false"/>
      <style:text-properties officeooo:rsid="0009beef" officeooo:paragraph-rsid="0009beef"/>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rsid="0013fa6e" officeooo:paragraph-rsid="0013fa6e"/>
    </style:style>
    <style:style style:name="P19" style:family="paragraph" style:parent-style-name="Table_20_Contents">
      <style:paragraph-properties fo:text-align="justify" style:justify-single-word="false"/>
    </style:style>
    <style:style style:name="P20" style:family="paragraph" style:parent-style-name="Table_20_Contents">
      <style:text-properties style:font-name="Consolas"/>
    </style:style>
    <style:style style:name="P21" style:family="paragraph" style:parent-style-name="Table_20_Contents">
      <style:paragraph-properties fo:text-align="justify" style:justify-single-word="false"/>
      <style:text-properties style:font-name="Consolas" fo:font-size="9pt" style:font-size-asian="9pt" style:font-size-complex="9pt"/>
    </style:style>
    <style:style style:name="P22" style:family="paragraph" style:parent-style-name="Table_20_Contents">
      <style:paragraph-properties fo:text-align="start" style:justify-single-word="false"/>
    </style:style>
    <style:style style:name="P23" style:family="paragraph" style:parent-style-name="Text_20_body">
      <style:text-properties officeooo:rsid="000c4d8e" officeooo:paragraph-rsid="000c4d8e"/>
    </style:style>
    <style:style style:name="P24" style:family="paragraph" style:parent-style-name="Text_20_body">
      <style:text-properties officeooo:paragraph-rsid="000c4d8e"/>
    </style:style>
    <style:style style:name="P25" style:family="paragraph" style:parent-style-name="Text_20_body">
      <style:paragraph-properties fo:text-align="justify" style:justify-single-word="false"/>
      <style:text-properties officeooo:paragraph-rsid="000c4d8e"/>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text-properties officeooo:rsid="0011d54d" officeooo:paragraph-rsid="0011d54d"/>
    </style:style>
    <style:style style:name="P37" style:family="paragraph" style:parent-style-name="Text_20_body">
      <style:text-properties officeooo:rsid="0013fa6e" officeooo:paragraph-rsid="0013fa6e"/>
    </style:style>
    <style:style style:name="P38" style:family="paragraph" style:parent-style-name="Text_20_body">
      <style:paragraph-properties fo:break-before="page"/>
      <style:text-properties officeooo:rsid="0013fa6e" officeooo:paragraph-rsid="0013fa6e"/>
    </style:style>
    <style:style style:name="P39" style:family="paragraph" style:parent-style-name="Text_20_body">
      <style:paragraph-properties fo:text-align="justify" style:justify-single-word="false"/>
      <style:text-properties officeooo:rsid="0013fa6e" officeooo:paragraph-rsid="0013fa6e"/>
    </style:style>
    <style:style style:name="P40" style:family="paragraph" style:parent-style-name="Text_20_body" style:list-style-name="L7"/>
    <style:style style:name="P41" style:family="paragraph" style:parent-style-name="Text_20_body" style:list-style-name="L7">
      <style:paragraph-properties fo:margin-top="0cm" fo:margin-bottom="0cm" style:contextual-spacing="false"/>
    </style:style>
    <style:style style:name="P42" style:family="paragraph" style:parent-style-name="Text_20_body" style:list-style-name="L8"/>
    <style:style style:name="P43" style:family="paragraph" style:parent-style-name="Text_20_body" style:list-style-name="L8">
      <style:paragraph-properties fo:margin-top="0cm" fo:margin-bottom="0cm" style:contextual-spacing="false"/>
    </style:style>
    <style:style style:name="P44" style:family="paragraph" style:parent-style-name="Text_20_body" style:list-style-name="L9"/>
    <style:style style:name="P45" style:family="paragraph" style:parent-style-name="Text_20_body" style:list-style-name="L9">
      <style:paragraph-properties fo:margin-top="0cm" fo:margin-bottom="0cm" style:contextual-spacing="false"/>
    </style:style>
    <style:style style:name="P46" style:family="paragraph" style:parent-style-name="Text_20_body">
      <style:text-properties officeooo:rsid="001679ea" officeooo:paragraph-rsid="001679ea"/>
    </style:style>
    <style:style style:name="P47" style:family="paragraph" style:parent-style-name="Text_20_body">
      <style:text-properties officeooo:rsid="001c2bc3" officeooo:paragraph-rsid="001c2bc3"/>
    </style:style>
    <style:style style:name="P48" style:family="paragraph" style:parent-style-name="Text_20_body">
      <style:paragraph-properties fo:text-align="justify" style:justify-single-word="false"/>
      <style:text-properties officeooo:rsid="001e3e20" officeooo:paragraph-rsid="001e3e20"/>
    </style:style>
    <style:style style:name="P49" style:family="paragraph" style:parent-style-name="Text_20_body">
      <style:paragraph-properties fo:text-align="center" style:justify-single-word="false"/>
      <style:text-properties officeooo:rsid="001e3e20" officeooo:paragraph-rsid="001e3e20"/>
    </style:style>
    <style:style style:name="P50" style:family="paragraph" style:parent-style-name="Text_20_body">
      <style:text-properties officeooo:paragraph-rsid="001e3e20"/>
    </style:style>
    <style:style style:name="P51" style:family="paragraph" style:parent-style-name="Text_20_body">
      <style:paragraph-properties fo:text-align="center" style:justify-single-word="false"/>
      <style:text-properties officeooo:rsid="001e7c0b" officeooo:paragraph-rsid="001e7c0b"/>
    </style:style>
    <style:style style:name="P52" style:family="paragraph" style:parent-style-name="Text_20_body">
      <style:paragraph-properties fo:text-align="justify" style:justify-single-word="false"/>
      <style:text-properties officeooo:rsid="001e7c0b" officeooo:paragraph-rsid="001e7c0b"/>
    </style:style>
    <style:style style:name="P53" style:family="paragraph" style:parent-style-name="Text_20_body">
      <style:paragraph-properties fo:text-align="center" style:justify-single-word="false"/>
      <style:text-properties officeooo:rsid="0021154f" officeooo:paragraph-rsid="0021154f"/>
    </style:style>
    <style:style style:name="P54" style:family="paragraph" style:parent-style-name="Text_20_body">
      <style:paragraph-properties fo:text-align="center" style:justify-single-word="false"/>
      <style:text-properties officeooo:rsid="0026466a" officeooo:paragraph-rsid="0026466a"/>
    </style:style>
    <style:style style:name="P55" style:family="paragraph" style:parent-style-name="Text_20_body">
      <style:paragraph-properties fo:text-align="justify" style:justify-single-word="false"/>
      <style:text-properties officeooo:rsid="00275f21" officeooo:paragraph-rsid="00275f21"/>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0c4d8e"/>
    </style:style>
    <style:style style:name="T4" style:family="text">
      <style:text-properties officeooo:rsid="000d1b4e"/>
    </style:style>
    <style:style style:name="T5" style:family="text">
      <style:text-properties officeooo:rsid="000ef67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12568a"/>
    </style:style>
    <style:style style:name="T8" style:family="text">
      <style:text-properties officeooo:rsid="0019842d"/>
    </style:style>
    <style:style style:name="T9" style:family="text">
      <style:text-properties officeooo:rsid="001a710f"/>
    </style:style>
    <style:style style:name="T10" style:family="text">
      <style:text-properties officeooo:rsid="001c2bc3"/>
    </style:style>
    <style:style style:name="T11" style:family="text">
      <style:text-properties officeooo:rsid="0021154f"/>
    </style:style>
    <style:style style:name="T12" style:family="text">
      <style:text-properties style:font-name="Consolas"/>
    </style:style>
    <style:style style:name="T13" style:family="text">
      <style:text-properties style:font-name="Consolas" fo:font-size="9pt" style:font-size-asian="9pt" style:font-size-complex="9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ołeczeństwo informacyjne</text:p>
      <text:p text:style-name="P15">Projekt</text:p>
      <text:p text:style-name="P1">„Protokoły komunikacyjne w przemyśle”</text:p>
      <text:p text:style-name="P1">Bazan Michał – 16388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5">Spis treści</text:p>
          </text:index-title>
          <text:p text:style-name="P3"><text:a xlink:type="simple" xlink:href="#__RefHeading___Toc118_162296413" text:style-name="Index_20_Link" text:visited-style-name="Index_20_Link">1. Wstęp<text:tab/>3</text:a></text:p>
          <text:p text:style-name="P4"><text:a xlink:type="simple" xlink:href="#__RefHeading___Toc120_162296413" text:style-name="Index_20_Link" text:visited-style-name="Index_20_Link">1.1. Wprowadzenie do tematu komunikacji w systemach przemysłowych<text:tab/>3</text:a></text:p>
          <text:p text:style-name="P4"><text:a xlink:type="simple" xlink:href="#__RefHeading___Toc122_162296413" text:style-name="Index_20_Link" text:visited-style-name="Index_20_Link">1.2. Znaczenie niezawodnej i bezpiecznej komunikacji w przemyśle<text:tab/>3</text:a></text:p>
          <text:p text:style-name="P3"><text:a xlink:type="simple" xlink:href="#__RefHeading___Toc124_162296413" text:style-name="Index_20_Link" text:visited-style-name="Index_20_Link">2. Przegląd teoretyczny wybranych protokołów komunikacyjnych<text:tab/>4</text:a></text:p>
          <text:p text:style-name="P4"><text:a xlink:type="simple" xlink:href="#__RefHeading___Toc126_162296413" text:style-name="Index_20_Link" text:visited-style-name="Index_20_Link">2.1. Modbus TCP/IP<text:tab/>4</text:a></text:p>
          <text:p text:style-name="P4"><text:a xlink:type="simple" xlink:href="#__RefHeading___Toc128_162296413" text:style-name="Index_20_Link" text:visited-style-name="Index_20_Link">2.2. Ethernet/IP<text:tab/>7</text:a></text:p>
          <text:p text:style-name="P3"><text:a xlink:type="simple" xlink:href="#__RefHeading___Toc130_162296413" text:style-name="Index_20_Link" text:visited-style-name="Index_20_Link">3. Praktyczne zastosowanie protokołów<text:tab/>8</text:a></text:p>
          <text:p text:style-name="P4"><text:a xlink:type="simple" xlink:href="#__RefHeading___Toc132_162296413" text:style-name="Index_20_Link" text:visited-style-name="Index_20_Link">3.1. Konfiguracja komunikacji Modbus TCP/IP pomiędzy dwoma komputerami<text:tab/>8</text:a></text:p>
          <text:p text:style-name="P4"><text:a xlink:type="simple" xlink:href="#__RefHeading___Toc134_162296413" text:style-name="Index_20_Link" text:visited-style-name="Index_20_Link">3.2. Konfiguracja komunikacji Ethernet/IP między dwoma komputerami<text:tab/>10</text:a></text:p>
          <text:p text:style-name="P3"><text:a xlink:type="simple" xlink:href="#__RefHeading___Toc136_162296413" text:style-name="Index_20_Link" text:visited-style-name="Index_20_Link">4. Bezpieczeństwo komunikacji<text:tab/>11</text:a></text:p>
          <text:p text:style-name="P4"><text:a xlink:type="simple" xlink:href="#__RefHeading___Toc138_162296413" text:style-name="Index_20_Link" text:visited-style-name="Index_20_Link">4.1. Przegląd zagrożeń w komunikacji przemysłowej<text:tab/>11</text:a></text:p>
          <text:p text:style-name="P4"><text:a xlink:type="simple" xlink:href="#__RefHeading___Toc140_162296413" text:style-name="Index_20_Link" text:visited-style-name="Index_20_Link">4.2. Proste metody zabezpieczenia transmisji danych<text:tab/>11</text:a></text:p>
          <text:p text:style-name="P3"><text:a xlink:type="simple" xlink:href="#__RefHeading___Toc142_162296413" text:style-name="Index_20_Link" text:visited-style-name="Index_20_Link">5. Podsumowanie<text:tab/>12</text:a></text:p>
          <text:p text:style-name="P3"><text:a xlink:type="simple" xlink:href="#__RefHeading___Toc152_162296413" text:style-name="Index_20_Link" text:visited-style-name="Index_20_Link">Źródła<text:tab/>13</text:a></text:p>
        </text:index-body>
      </text:table-of-content>
      <text:p text:style-name="P16"/>
      <text:h text:style-name="P6" text:outline-level="1"><text:bookmark-start text:name="__RefHeading___Toc118_162296413"/>1. Wstęp<text:bookmark-end text:name="__RefHeading___Toc118_162296413"/></text:h>
      <text:p text:style-name="P25">Projekt "Protokoły komunikacyjne w przemyśle" ma na celu przedstawienie i zrozumienie różnych protokołów komunikacyjnych stosowanych w systemach przemysłowych oraz przeprowadzenie testów komunikacyjnych przy użyciu dwóch komputerów. Projekt będzie obejmować aspekty teoretyczne i praktyczne, a także zagadnienia związane z bezpieczeństwem komunikacji.</text:p>
      <text:h text:style-name="P11" text:outline-level="2"><text:bookmark-start text:name="__RefHeading___Toc120_162296413"/>1.1. Wprowadzenie do tematu komunikacji w systemach przemysłowych<text:bookmark-end text:name="__RefHeading___Toc120_162296413"/></text:h>
      <text:p text:style-name="P25"/>
      <text:p text:style-name="P25">W dzisiejszych czasach systemy przemysłowe są coraz bardziej złożone i wymagają niezawodnej komunikacji między różnymi urządzeniami i systemami. Komunikacja w systemach przemysłowych odnosi się do wymiany informacji między maszynami, czujnikami, sterownikami i innymi komponentami automatyki. Dzięki skutecznej komunikacji możliwe jest monitorowanie, kontrolowanie i optymalizowanie procesów produkcyjnych oraz zarządzanie operacjami w czasie rzeczywistym.</text:p>
      <text:p text:style-name="P25">Protokoły komunikacyjne odgrywają kluczową rolę w zapewnieniu skutecznej wymiany danych. Protokoły te definiują zasady, zgodnie z którymi urządzenia mogą komunikować się ze sobą, określając format danych, metody synchronizacji oraz mechanizmy transmisji. W systemach przemysłowych stosowane są różne protokoły, w tym Modbus, Profibus, CAN, Ethernet/IP oraz OPC UA, które różnią się pod względem zastosowania, topologii sieci oraz poziomu złożoności.</text:p>
      <text:h text:style-name="P13" text:outline-level="2"><text:bookmark-start text:name="__RefHeading___Toc122_162296413"/><text:span text:style-name="T3">1.2. Znaczenie niezawodnej i bezpiecznej komunikacji w przemyśle</text:span><text:bookmark-end text:name="__RefHeading___Toc122_162296413"/></text:h>
      <text:p text:style-name="P25"/>
      <text:p text:style-name="P25">Niezawodność komunikacji w systemach przemysłowych jest kluczowa dla zapewnienia ciągłości procesów produkcyjnych i minimalizacji ryzyka awarii. W przemyśle, gdzie każda minuta przestoju może wiązać się z dużymi stratami finansowymi, niezawodna wymiana informacji między urządzeniami pozwala na szybkie reagowanie na zmiany warunków produkcji oraz natychmiastowe podejmowanie działań naprawczych w przypadku wykrycia problemów.</text:p>
      <text:p text:style-name="P25">Bezpieczna komunikacja jest równie ważna, zwłaszcza w kontekście rosnącej liczby cyber zagrożeń. Systemy przemysłowe są coraz częściej celem ataków hakerskich, które mogą prowadzić do kradzieży danych, uszkodzenia sprzętu, a nawet do zakłócenia całego procesu produkcyjnego. Dlatego też wprowadzenie odpowiednich środków bezpieczeństwa, takich jak szyfrowanie danych, uwierzytelnianie użytkowników oraz monitorowanie sieci, jest niezbędne dla ochrony systemów przemysłowych przed nieautoryzowanym dostępem i innymi zagrożeniami.</text:p>
      <text:p text:style-name="P25">Podsumowując, niezawodna i bezpieczna komunikacja w systemach przemysłowych jest fundamentem efektywnego i bezpiecznego zarządzania procesami produkcyjnymi. W dalszych rozdziałach tego projektu zostaną szczegółowo omówione wybrane protokoły komunikacyjne, ich praktyczne zastosowania oraz metody zapewnienia bezpieczeństwa komunikacji w środowisku przemysłowym.</text:p>
      <text:h text:style-name="P7" text:outline-level="1"><text:bookmark-start text:name="__RefHeading___Toc124_162296413"/>2. Przegląd teoretyczny <text:span text:style-name="T4">wybranych</text:span> protokołów komunikacyjnych<text:bookmark-end text:name="__RefHeading___Toc124_162296413"/></text:h>
      <text:p text:style-name="P24"/>
      <text:h text:style-name="P12" text:outline-level="2"><text:bookmark-start text:name="__RefHeading___Toc126_162296413"/><text:span text:style-name="T3">2.1. Modbus TCP/IP</text:span><text:bookmark-end text:name="__RefHeading___Toc126_162296413"/></text:h>
      <text:p text:style-name="P24"/>
      <text:p text:style-name="P25">Modbus <text:span text:style-name="T7">[1]</text:span> jest jednym z najstarszych i najbardziej powszechnie stosowanych protokołów komunikacyjnych w automatyce przemysłowej. Został opracowany w 1979 roku przez firmę Modicon (obecnie część Schneider Electric) dla sterowników PLC. Oryginalnie Modbus wykorzystywał transmisję szeregową (RS-232/RS-485), jednak wraz z rozwojem technologii sieciowych, został przystosowany do pracy w sieciach Ethernet, dając początek Modbus TCP/IP.</text:p>
      <text:p text:style-name="P25"/>
      <text:p text:style-name="P25">Modbus TCP/IP jest wersją Modbus opartą na protokole TCP/IP, co pozwala na wykorzystanie standardowej infrastruktury sieciowej Ethernet do komunikacji między urządzeniami. Główne elementy architektury Modbus TCP/IP to:</text:p>
      <text:list xml:id="list3236056745" text:style-name="L1">
        <text:list-item>
          <text:p text:style-name="P27"><text:span text:style-name="Strong_20_Emphasis">Master/Slave</text:span>: Modbus TCP/IP działa w modelu klient-serwer, gdzie jeden z urządzeń pełni rolę klienta (master), wysyłającego zapytania, a inne urządzenia są serwerami (slave), które odpowiadają na te zapytania.</text:p>
        </text:list-item>
        <text:list-item>
          <text:p text:style-name="P27"><text:span text:style-name="Strong_20_Emphasis">Adresacja</text:span>: Każde urządzenie w sieci Modbus TCP/IP ma unikalny adres IP, a każdy serwer może mieć do 247 urządzeń podrzędnych (adresowanych od 1 do 247).</text:p>
        </text:list-item>
        <text:list-item>
          <text:p text:style-name="P26"><text:span text:style-name="Strong_20_Emphasis">Ram</text:span><text:span text:style-name="Strong_20_Emphasis"><text:span text:style-name="T5">ki</text:span></text:span><text:span text:style-name="Strong_20_Emphasis"> danych</text:span>: Dane są przesyłane w formie ramek, które składają się z adresu urządzenia, kodu funkcji, danych oraz sumy kontrolnej.</text:p>
        </text:list-item>
      </text:list>
      <text:p text:style-name="P25">Modbus TCP/IP jest szeroko stosowany w różnych sektorach przemysłu, w tym w automatyce budynkowej, systemach HVAC, systemach monitorowania i kontroli procesów przemysłowych, oraz w energetyce. Jego prostota i niezawodność sprawiają, że jest preferowany w wielu aplikacjach, gdzie wymagana jest stabilna i łatwa do implementacji komunikacja.</text:p>
      <text:p text:style-name="P23"/>
      <text:p text:style-name="P23">Modbus TCP/IP obsługuje różne funkcje, w tym:</text:p>
      <text:list xml:id="list258706944" text:style-name="L2">
        <text:list-item>
          <text:p text:style-name="P29"><text:span text:style-name="Strong_20_Emphasis">Czytanie i zapisywanie rejestrów</text:span>: Umożliwia odczyt i zapis danych w rejestrach urządzeń.</text:p>
        </text:list-item>
        <text:list-item>
          <text:p text:style-name="P29"><text:span text:style-name="Strong_20_Emphasis">Diagnostyka</text:span>: Umożliwia wykonywanie operacji diagnostycznych na urządzeniach.</text:p>
        </text:list-item>
        <text:list-item>
          <text:p text:style-name="P28"><text:span text:style-name="Strong_20_Emphasis">Zarządzanie urządzeniami</text:span>: Umożliwia zarządzanie i konfigurację urządzeń w sieci.</text:p>
        </text:list-item>
      </text:list>
      <text:p text:style-name="P23"><text:span text:style-name="Emphasis"><text:span text:style-name="T6">Zalety</text:span></text:span><text:span text:style-name="Emphasis">:</text:span></text:p>
      <text:list xml:id="list3629594478" text:style-name="L3">
        <text:list-item>
          <text:p text:style-name="P31">Prosty i łatwy do implementacji.</text:p>
        </text:list-item>
        <text:list-item>
          <text:p text:style-name="P31">Wysoka kompatybilność z różnymi urządzeniami.</text:p>
        </text:list-item>
        <text:list-item>
          <text:p text:style-name="P30">Wykorzystuje istniejącą infrastrukturę sieciową Ethernet.</text:p>
        </text:list-item>
      </text:list>
      <text:p text:style-name="P23"><text:span text:style-name="Emphasis"><text:span text:style-name="T6">Wady</text:span></text:span><text:span text:style-name="Emphasis">:</text:span></text:p>
      <text:list xml:id="list710116814" text:style-name="L4">
        <text:list-item>
          <text:p text:style-name="P33">Ograniczone funkcje w porównaniu z bardziej zaawansowanymi protokołami.</text:p>
        </text:list-item>
        <text:list-item>
          <text:p text:style-name="P32">Brak wbudowanych mechanizmów bezpieczeństwa.</text:p>
        </text:list-item>
      </text:list>
      <text:p text:style-name="P37"><text:soft-page-break/>Ramka modbus w trybie ASCII</text:p>
      <table:table table:name="Tabela1" table:style-name="Tabela1">
        <table:table-column table:style-name="Tabela1.A"/>
        <table:table-column table:style-name="Tabela1.B"/>
        <table:table-column table:style-name="Tabela1.A"/>
        <table:table-column table:style-name="Tabela1.B" table:number-columns-repeated="2"/>
        <table:table-column table:style-name="Tabela1.A"/>
        <table:table-column table:style-name="Tabela1.B" table:number-columns-repeated="2"/>
        <table:table-column table:style-name="Tabela1.A"/>
        <table:table-column table:style-name="Tabela1.B" table:number-columns-repeated="2"/>
        <table:table-column table:style-name="Tabela1.A"/>
        <table:table-row>
          <table:table-cell table:style-name="Tabela1.A1" office:value-type="string">
            <text:p text:style-name="P17">:</text:p>
          </table:table-cell>
          <table:table-cell table:style-name="Tabela1.A1" table:number-columns-spanned="2" office:value-type="string">
            <text:p text:style-name="P18">Adres</text:p>
          </table:table-cell>
          <table:covered-table-cell/>
          <table:table-cell table:style-name="Tabela1.A1" table:number-columns-spanned="2" office:value-type="string">
            <text:p text:style-name="P18">Kod funkcji</text:p>
          </table:table-cell>
          <table:covered-table-cell/>
          <table:table-cell table:style-name="Tabela1.A1" table:number-columns-spanned="3" office:value-type="string">
            <text:p text:style-name="P18">Dane</text:p>
          </table:table-cell>
          <table:covered-table-cell/>
          <table:covered-table-cell/>
          <table:table-cell table:style-name="Tabela1.A1" table:number-columns-spanned="2" office:value-type="string">
            <text:p text:style-name="P18">Suma kontrolna</text:p>
          </table:table-cell>
          <table:covered-table-cell/>
          <table:table-cell table:style-name="Tabela1.A1" office:value-type="string">
            <text:p text:style-name="P18">CR</text:p>
          </table:table-cell>
          <table:table-cell table:style-name="Tabela1.L1" office:value-type="string">
            <text:p text:style-name="P18">LF</text:p>
          </table:table-cell>
        </table:table-row>
        <table:table-row>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P17">...</text:p>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L2" office:value-type="string">
            <text:p text:style-name="Table_20_Contents"/>
          </table:table-cell>
        </table:table-row>
      </table:table>
      <text:p text:style-name="P37"/>
      <text:p text:style-name="P39">Bajty wysyłane są szesnastkowo (po dwa znaki ASCII) a odstępy pomiędzy kolejnymi znakami ramki są mniejsze niż 1 sekunda.</text:p>
      <text:p text:style-name="P39"/>
      <text:p text:style-name="P39">Ramka komunikacyjna w trybie RTU</text:p>
      <table:table table:name="Tabela2" table:style-name="Tabela2">
        <table:table-column table:style-name="Tabela2.A" table:number-columns-repeated="9"/>
        <table:table-row>
          <table:table-cell table:style-name="Tabela2.A1" table:number-columns-spanned="2" office:value-type="string">
            <text:p text:style-name="P18">Adres</text:p>
          </table:table-cell>
          <table:covered-table-cell/>
          <table:table-cell table:style-name="Tabela2.A1" table:number-columns-spanned="2" office:value-type="string">
            <text:p text:style-name="P18">Kod funkcji</text:p>
          </table:table-cell>
          <table:covered-table-cell/>
          <table:table-cell table:style-name="Tabela2.A1" table:number-columns-spanned="3" office:value-type="string">
            <text:p text:style-name="P18">Dane</text:p>
          </table:table-cell>
          <table:covered-table-cell/>
          <table:covered-table-cell/>
          <table:table-cell table:style-name="Tabela2.H1" table:number-columns-spanned="2" office:value-type="string">
            <text:p text:style-name="P18">Suma kontrolna</text:p>
          </table:table-cell>
          <table:covered-table-cell/>
        </table:table-row>
        <table:table-row>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7">...</text:p>
          </table:table-cell>
          <table:table-cell table:style-name="Tabela2.A2" office:value-type="string">
            <text:p text:style-name="P19"/>
          </table:table-cell>
          <table:table-cell table:style-name="Tabela2.A2" office:value-type="string">
            <text:p text:style-name="P19"/>
          </table:table-cell>
          <table:table-cell table:style-name="Tabela2.I2" office:value-type="string">
            <text:p text:style-name="P19"/>
          </table:table-cell>
        </table:table-row>
      </table:table>
      <text:p text:style-name="P39"/>
      <text:p text:style-name="P39">Bajty wysyłane są jako znaki ośmiobitowe a każda ramka jest poprzedzona odstępem większym niż 3.5T (gdzie T oznacza czas transmisji jednego znaku).</text:p>
      <text:p text:style-name="P39"/>
      <text:p text:style-name="P39">Znaczenie bajtów</text:p>
      <text:p text:style-name="P39"><text:s/>- <text:span text:style-name="T2">adres</text:span><text:span text:style-name="T1">:</text:span></text:p>
      <text:p text:style-name="P39">0 – adres rozgłoszeniowy</text:p>
      <text:p text:style-name="P39">1 – 247 – adres jednostki server</text:p>
      <text:p text:style-name="P39"/>
      <text:p text:style-name="P39">- <text:span text:style-name="T2">kod funkcji</text:span><text:span text:style-name="T1">:</text:span></text:p>
      <text:p text:style-name="P39">1 $01 odczyt wyjść bitowych</text:p>
      <text:p text:style-name="P39">2 $02 odczyt wejść bitowych</text:p>
      <text:p text:style-name="P39">3 $03 odczyt n rejestrów</text:p>
      <text:p text:style-name="P39">4 $04 odczyt n rejestrów wejściowych</text:p>
      <text:p text:style-name="P39">5 $05 zapis 1 bitu</text:p>
      <text:p text:style-name="P39">6 $06 zapis 1 rejestru</text:p>
      <text:p text:style-name="P39">7 $07 odczyt statusu</text:p>
      <text:p text:style-name="P39">8 $08 test diagnostyczny</text:p>
      <text:p text:style-name="P39">15 $0F zapis n bitów</text:p>
      <text:p text:style-name="P39">16 $10 zapis n rejestrów</text:p>
      <text:p text:style-name="P39">17 $11 identyfikacja urządzenia server</text:p>
      <text:p text:style-name="P39">128 – 255 $80–$FF zarezerwowane na odpowiedzi błędne </text:p>
      <text:p text:style-name="P38">Obsługa błędów komunikacji:</text:p>
      <text:p text:style-name="P37">- odesłanie przez server ramki z kodem błędu:</text:p>
      <text:p text:style-name="P14">01 – niedozwolona funkcja<text:line-break/>02 – niedozwolony numer rejestru<text:line-break/>03 – niedozwolona wartość danej<text:line-break/>04 – uszkodzenie w przyłączonym urządzeniu<text:line-break/>05 – potwierdzenie pozytywne<text:line-break/>06 – brak gotowości, komunikat usunięty<text:line-break/>07 – potwierdzenie negatywne<text:line-break/>08 – błąd parzystości pamięci</text:p>
      <text:p text:style-name="P37">- przy przekroczeniu czasu oczekiwania na odpowiedź serwer nie odsyła odpowiedzi.</text:p>
      <text:h text:style-name="P10" text:outline-level="2" text:is-list-header="true"><text:bookmark-start text:name="__RefHeading___Toc128_162296413"/>2.2. Ethernet/IP<text:bookmark-end text:name="__RefHeading___Toc128_162296413"/></text:h>
      <text:p text:style-name="P24"/>
      <text:p text:style-name="P25">Ethernet/IP <text:span text:style-name="T8">[2]</text:span> (Ethernet Industrial Protocol) został opracowany przez Rockwell Automation i jest zarządzany przez organizację ODVA (Open DeviceNet Vendors Association). Ethernet/IP wykorzystuje standardowy protokół Ethernet i warstwę transportową TCP/IP, integrując je z przemysłowym protokołem aplikacyjnym CIP (Common Industrial Protocol), co pozwala na jego szerokie zastosowanie w przemysłowych systemach automatyki.</text:p>
      <text:p text:style-name="P25"/>
      <text:p text:style-name="P25">Ethernet/IP działa w modelu producent-konsument, co oznacza, że dane mogą być przesyłane od jednego nadawcy (producenta) do wielu odbiorców (konsumentów). Kluczowe elementy architektury Ethernet/IP to:</text:p>
      <text:list xml:id="list3066914955" text:style-name="L5">
        <text:list-item>
          <text:p text:style-name="P35"><text:span text:style-name="Strong_20_Emphasis">CIP (Common Industrial Protocol)</text:span>: CIP zapewnia jednolity model danych i mechanizmy komunikacji, które mogą być używane w różnych sieciach przemysłowych.</text:p>
        </text:list-item>
        <text:list-item>
          <text:p text:style-name="P35"><text:span text:style-name="Strong_20_Emphasis">TCP/IP i UDP</text:span>: Ethernet/IP wykorzystuje zarówno TCP/IP do niezawodnych transmisji oraz UDP do szybkich i mniej wymagających czasowo transmisji danych.</text:p>
        </text:list-item>
        <text:list-item>
          <text:p text:style-name="P34"><text:span text:style-name="Strong_20_Emphasis">En</text:span><text:span text:style-name="Strong_20_Emphasis"><text:span text:style-name="T9">k</text:span></text:span><text:span text:style-name="Strong_20_Emphasis">apsulacja</text:span>: Dane CIP są enkapsulowane w standardowe ramki Ethernet <text:span text:style-name="T10">[3]</text:span>, co pozwala na wykorzystanie standardowych urządzeń sieciowych, takich jak switche i routery.</text:p>
        </text:list-item>
      </text:list>
      <text:p text:style-name="P25"/>
      <text:p text:style-name="P25">Ethernet/IP jest szeroko stosowany w automatyce przemysłowej, w tym w systemach sterowania procesami, systemach monitorowania, systemach transportowych, a także w robotyce i automatyzacji produkcji. Jego zdolność do obsługi dużych ilości danych w czasie rzeczywistym sprawia, że jest idealnym rozwiązaniem dla aplikacji wymagających wysokiej wydajności.</text:p>
      <text:p text:style-name="P25"/>
      <text:p text:style-name="P25">Ethernet/IP oferuje szereg funkcji, które obejmują:</text:p>
      <text:list xml:id="list1526485715" text:style-name="L7">
        <text:list-item>
          <text:p text:style-name="P41"><text:span text:style-name="Strong_20_Emphasis">Kontrola cykliczna (I/O)</text:span>: Umożliwia szybką i niezawodną wymianę danych wejścia/wyjścia między urządzeniami.</text:p>
        </text:list-item>
        <text:list-item>
          <text:p text:style-name="P41"><text:span text:style-name="Strong_20_Emphasis">Messaging (Explicit Messaging)</text:span>: Umożliwia wysyłanie specjalnych komunikatów konfiguracyjnych, diagnostycznych i sterujących.</text:p>
        </text:list-item>
        <text:list-item>
          <text:p text:style-name="P40"><text:span text:style-name="Strong_20_Emphasis">Bezpieczeństwo</text:span>: Ethernet/IP obsługuje funkcje bezpieczeństwa, takie jak szyfrowanie danych i uwierzytelnianie, co jest istotne w nowoczesnych systemach przemysłowych.</text:p>
        </text:list-item>
      </text:list>
      <text:p text:style-name="P25"><text:span text:style-name="Emphasis"><text:span text:style-name="T6">Zalety</text:span></text:span><text:span text:style-name="Emphasis">:</text:span></text:p>
      <text:list xml:id="list3990792467" text:style-name="L8">
        <text:list-item>
          <text:p text:style-name="P43">Wysoka przepustowość i niskie opóźnienia.</text:p>
        </text:list-item>
        <text:list-item>
          <text:p text:style-name="P43">Możliwość obsługi dużej liczby urządzeń w sieci.</text:p>
        </text:list-item>
        <text:list-item>
          <text:p text:style-name="P42">Zintegrowane funkcje bezpieczeństwa.</text:p>
        </text:list-item>
      </text:list>
      <text:p text:style-name="P25"><text:span text:style-name="Emphasis"><text:span text:style-name="T2">Wady</text:span></text:span><text:span text:style-name="Emphasis">:</text:span></text:p>
      <text:list xml:id="list1127933748" text:style-name="L9">
        <text:list-item>
          <text:p text:style-name="P45">Złożoność implementacji w porównaniu z prostszymi protokołami.</text:p>
        </text:list-item>
        <text:list-item>
          <text:p text:style-name="P44">Wyższe wymagania sprzętowe i kosztowe.</text:p>
        </text:list-item>
      </text:list>
      <text:p text:style-name="P25"/>
      <text:h text:style-name="P6" text:outline-level="1"><text:bookmark-start text:name="__RefHeading___Toc130_162296413"/>3. Praktyczne zastosowanie protokołów<text:bookmark-end text:name="__RefHeading___Toc130_162296413"/></text:h>
      <text:p text:style-name="P24"/>
      <text:p text:style-name="P25">W tej części projektu zostaną omówione kroki konieczne do skonfigurowania komunikacji Modbus TCP/IP oraz Ethernet/IP pomiędzy dwoma komputerami: komputerem fizycznym z systemem Linux oraz maszyną wirtualną również z systemem Linux.</text:p>
      <text:h text:style-name="P11" text:outline-level="2"><text:bookmark-start text:name="__RefHeading___Toc132_162296413"/>3.1. Konfiguracja komunikacji Modbus TCP/IP pomiędzy dwoma komputerami<text:bookmark-end text:name="__RefHeading___Toc132_162296413"/></text:h>
      <text:p text:style-name="P50"/>
      <table:table table:name="Tabela3" table:style-name="Tabela3">
        <table:table-column table:style-name="Tabela3.A"/>
        <table:table-row>
          <table:table-cell table:style-name="Tabela3.A1" office:value-type="string">
            <text:p text:style-name="P20">sudo apt update -y</text:p>
            <text:p text:style-name="P20">sudo apt install python3 python3-pip -y</text:p>
            <text:p text:style-name="P20">pip3 install pymodbus</text:p>
          </table:table-cell>
        </table:table-row>
      </table:table>
      <text:p text:style-name="P49">Listing 3.1.<text:span text:style-name="T11">1</text:span> Instalacja python3 i biblioteki pymodbus</text:p>
      <text:p text:style-name="P48"/>
      <table:table table:name="Tabela4" table:style-name="Tabela4">
        <table:table-column table:style-name="Tabela4.A"/>
        <table:table-row>
          <table:table-cell table:style-name="Tabela4.A1" office:value-type="string">
            <text:p text:style-name="P21">import asyncio</text:p>
            <text:p text:style-name="P21">import logging</text:p>
            <text:p text:style-name="P21">import sys</text:p>
            <text:p text:style-name="P21">import pymodbus.client as modbus_async_client</text:p>
            <text:p text:style-name="P21">from pymodbus.exceptions import ModbusException</text:p>
            <text:p text:style-name="P21"/>
            <text:p text:style-name="P21">async def run_modbus_client():</text:p>
            <text:p text:style-name="P21"><text:s text:c="4"/>client = modbus_async_client.ModbusTcpClient('127.0.0.1', port=5020)</text:p>
            <text:p text:style-name="P21"/>
            <text:p text:style-name="P21"><text:s text:c="4"/>try:</text:p>
            <text:p text:style-name="P21"><text:s text:c="8"/>client.connect()</text:p>
            <text:p text:style-name="P21"/>
            <text:p text:style-name="P21"><text:s text:c="8"/>rr_coils = client.read_coils(0, 10) <text:s/></text:p>
            <text:p text:style-name="P21"><text:s text:c="8"/>rr_registers = client.read_holding_registers(0, 10) </text:p>
            <text:p text:style-name="P21"><text:s text:c="8"/></text:p>
            <text:p text:style-name="P21"><text:s text:c="8"/>print("Odczytane I/O: ", rr_coils.bits)</text:p>
            <text:p text:style-name="P21"><text:s text:c="8"/>print("Odczytane rejestry przed ustawieniem: ", rr_registers.registers)</text:p>
            <text:p text:style-name="P21"/>
            <text:p text:style-name="P21"><text:s text:c="8"/>write_registers = [i for i in range(10)]</text:p>
            <text:p text:style-name="P21"><text:s text:c="8"/>client.write_registers(0, write_registers)</text:p>
            <text:p text:style-name="P21"><text:s text:c="8"/>rr_registers_after = client.read_holding_registers(0, 10)</text:p>
            <text:p text:style-name="P21"><text:s text:c="8"/>print("Odczytane rejestry po ustawieniu: ", rr_registers_after.registers)</text:p>
            <text:p text:style-name="P21"/>
            <text:p text:style-name="P21"><text:s text:c="4"/>except ModbusException as e:</text:p>
            <text:p text:style-name="P21"><text:s text:c="8"/>print("Błąd Modbus:", e)</text:p>
            <text:p text:style-name="P21"/>
            <text:p text:style-name="P21"><text:s text:c="4"/>finally:</text:p>
            <text:p text:style-name="P21"><text:s text:c="8"/>client.close()</text:p>
            <text:p text:style-name="P21"/>
            <text:p text:style-name="P21">async def main():</text:p>
            <text:p text:style-name="P21"><text:s text:c="4"/>await run_modbus_client()</text:p>
            <text:p text:style-name="P21"/>
            <text:p text:style-name="P21">if __name__ == "__main__":</text:p>
            <text:p text:style-name="P21"><text:s text:c="4"/>asyncio.run(main())</text:p>
          </table:table-cell>
        </table:table-row>
      </table:table>
      <text:p text:style-name="P51">Listing 3.<text:span text:style-name="T11">1</text:span>.<text:span text:style-name="T11">2.</text:span> Klient modbus</text:p>
      <text:p text:style-name="P52">Klient Modbus został zaprojektowany do komunikacji z serwerem Modbus za pomocą protokołu TCP/IP. Skrypt klienta napisany jest w języku Python i korzysta z biblioteki <text:span text:style-name="Source_20_Text">pymodbus</text:span>. Po nawiązaniu połączenia z serwerem, klient odczytuje dane wejścia/wyjścia (I/O) oraz rejestry, a <text:soft-page-break/>następnie wykonuje operację zapisu na wybranych rejestrach. Każda operacja jest obsługiwana asynchronicznie, co pozwala na efektywne zarządzanie komunikacją Modbus. Po zakończeniu operacji, klient zamyka połączenie, co zapewnia prawidłowe zakończenie sesji komunikacyjnej.</text:p>
      <text:p text:style-name="P48"/>
      <table:table table:name="Tabela5" table:style-name="Tabela5">
        <table:table-column table:style-name="Tabela5.A"/>
        <table:table-row>
          <table:table-cell table:style-name="Tabela5.A1" office:value-type="string">
            <text:p text:style-name="P21">import asyncio</text:p>
            <text:p text:style-name="P21">import logging</text:p>
            <text:p text:style-name="P21">import sys</text:p>
            <text:p text:style-name="P21"/>
            <text:p text:style-name="P21">from pymodbus import __version__ as pymodbus_version</text:p>
            <text:p text:style-name="P21">from pymodbus.datastore import (</text:p>
            <text:p text:style-name="P21"><text:s text:c="4"/>ModbusSequentialDataBlock,</text:p>
            <text:p text:style-name="P21"><text:s text:c="4"/>ModbusServerContext,</text:p>
            <text:p text:style-name="P21"><text:s text:c="4"/>ModbusSlaveContext,</text:p>
            <text:p text:style-name="P21"><text:s text:c="4"/>ModbusSparseDataBlock,</text:p>
            <text:p text:style-name="P21">)</text:p>
            <text:p text:style-name="P21">from pymodbus.device import ModbusDeviceIdentification</text:p>
            <text:p text:style-name="P21">from pymodbus.server import (</text:p>
            <text:p text:style-name="P21"><text:s text:c="4"/>StartAsyncSerialServer,</text:p>
            <text:p text:style-name="P21"><text:s text:c="4"/>StartAsyncTcpServer,</text:p>
            <text:p text:style-name="P21"><text:s text:c="4"/>StartAsyncTlsServer,</text:p>
            <text:p text:style-name="P21"><text:s text:c="4"/>StartAsyncUdpServer,</text:p>
            <text:p text:style-name="P21">)</text:p>
            <text:p text:style-name="P21"/>
            <text:p text:style-name="P21">block = ModbusSequentialDataBlock(0x00, [0] * 100)</text:p>
            <text:p text:style-name="P21">store = ModbusSlaveContext(di=block, co=block, hr=block, ir=block)</text:p>
            <text:p text:style-name="P21">context = ModbusServerContext(slaves=store, single=True)</text:p>
            <text:p text:style-name="P21"/>
            <text:p text:style-name="P21">async def run_server():</text:p>
            <text:p text:style-name="P21"><text:s text:c="4"/>server = await StartAsyncTcpServer(context, address=("0.0.0.0", 5020))</text:p>
            <text:p text:style-name="P21"><text:s text:c="4"/>await server.serve_forever()</text:p>
            <text:p text:style-name="P21"/>
            <text:p text:style-name="P21">asyncio.run(run_server())</text:p>
          </table:table-cell>
        </table:table-row>
      </table:table>
      <text:p text:style-name="P53">Listing 3.1.3. Serwer modbus</text:p>
      <text:p text:style-name="P25">Serwer Modbus został stworzony w celu obsługi żądań klientów Modbus TCP/IP. Skrypt serwera został również napisany w języku Python, wykorzystując bibliotekę <text:span text:style-name="Source_20_Text">pymodbus</text:span>. Serwer został skonfigurowany do obsługi komunikacji na porcie 5020. Po uruchomieniu, serwer nasłuchuje na wszystkich interfejsach sieciowych (<text:span text:style-name="Source_20_Text">0.0.0.0</text:span>), co umożliwia klientom nawiązanie połączenia z dowolnego adresu IP w sieci lokalnej. Serwer Modbus obsługuje komunikację asynchroniczną, co pozwala na efektywne przetwarzanie wielu żądań klientów jednocześnie.</text:p>
      <text:p text:style-name="P25"/>
      <table:table table:name="Tabela6" table:style-name="Tabela6">
        <table:table-column table:style-name="Tabela6.A"/>
        <table:table-row>
          <table:table-cell table:style-name="Tabela6.A1" office:value-type="string">
            <text:p text:style-name="P22"><text:a xlink:type="simple" xlink:href="mailto:michael@debian" text:style-name="Internet_20_link" text:visited-style-name="Visited_20_Internet_20_Link"><text:span text:style-name="T13">michael@debian</text:span></text:a><text:span text:style-name="T13">:~/spoleczenstwo_informacyjne_projekt/scripts/modbus$ python3 modbus_client.py </text:span></text:p>
            <text:p text:style-name="P21"/>
            <text:p text:style-name="P21">Odczytane I/O: <text:s/>[False, False, False, False, False, False, False, False, False, False, False, False, False, False, False, False]</text:p>
            <text:p text:style-name="P21">Odczytane rejestry przed ustawieniem: <text:s/>[0, 0, 0, 0, 0, 0, 0, 0, 0, 0]</text:p>
            <text:p text:style-name="P21">Odczytane rejestry po ustawieniu: <text:s/>[0, 1, 2, 3, 4, 5, 6, 7, 8, 9]</text:p>
          </table:table-cell>
        </table:table-row>
      </table:table>
      <text:p text:style-name="P54">Listing <text:s/><text:span text:style-name="T11">3.1.</text:span>4. Logi klienta</text:p>
      <text:p text:style-name="P54"/>
      <text:p text:style-name="P55">Porównanie danych przed i po operacji zapisu pozwala na weryfikację poprawności działania klienta oraz potwierdzenie wykonania operacji zapisu na serwerze Modbus.</text:p>
      <text:h text:style-name="P11" text:outline-level="2"><text:bookmark-start text:name="__RefHeading___Toc134_162296413"/><text:soft-page-break/>3.2. Konfiguracja komunikacji Ethernet/IP między dwoma komputerami<text:bookmark-end text:name="__RefHeading___Toc134_162296413"/></text:h>
      <text:p text:style-name="P25"/>
      <text:p text:style-name="P25"/>
      <text:h text:style-name="P6" text:outline-level="1"><text:bookmark-start text:name="__RefHeading___Toc136_162296413"/>4. Bezpieczeństwo komunikacji<text:bookmark-end text:name="__RefHeading___Toc136_162296413"/></text:h>
      <text:p text:style-name="P24"/>
      <text:h text:style-name="P9" text:outline-level="2"><text:bookmark-start text:name="__RefHeading___Toc138_162296413"/>4.1. Przegląd zagrożeń w komunikacji przemysłowej<text:bookmark-end text:name="__RefHeading___Toc138_162296413"/></text:h>
      <text:p text:style-name="P24"/>
      <text:h text:style-name="P9" text:outline-level="2"><text:bookmark-start text:name="__RefHeading___Toc140_162296413"/>4.2. Proste metody zabezpieczenia transmisji danych<text:bookmark-end text:name="__RefHeading___Toc140_162296413"/></text:h>
      <text:p text:style-name="P24"/>
      <text:h text:style-name="P6" text:outline-level="1"><text:bookmark-start text:name="__RefHeading___Toc142_162296413"/>5. Podsumowanie<text:bookmark-end text:name="__RefHeading___Toc142_162296413"/></text:h>
      <text:p text:style-name="P24"/>
      <text:p text:style-name="P25">Modbus TCP/IP i Ethernet/IP to dwa powszechnie stosowane protokoły komunikacyjne w przemyśle, każdy z nich mający swoje unikalne cechy i zastosowania. Modbus TCP/IP jest prosty i łatwy do implementacji, co czyni go idealnym do prostych aplikacji monitorujących i sterujących. Z kolei Ethernet/IP oferuje zaawansowane funkcje, wysoką wydajność i zintegrowane mechanizmy bezpieczeństwa, co czyni go bardziej odpowiednim dla złożonych i wymagających aplikacji przemysłowych. Wybór odpowiedniego protokołu zależy od specyficznych potrzeb i wymagań systemu przemysłowego.</text:p>
      <text:h text:style-name="P8" text:outline-level="1"><text:bookmark-start text:name="__RefHeading___Toc152_162296413"/>Źródła<text:bookmark-end text:name="__RefHeading___Toc152_162296413"/></text:h>
      <text:p text:style-name="P36">[1]. <text:a xlink:type="simple" xlink:href="https://pl.wikipedia.org/wiki/Modbus" text:style-name="Internet_20_link" text:visited-style-name="Visited_20_Internet_20_Link">https://pl.wikipedia.org/wiki/Modbus</text:a></text:p>
      <text:p text:style-name="P46">[2]. <text:a xlink:type="simple" xlink:href="https://en.wikipedia.org/wiki/EtherNet/IP" text:style-name="Internet_20_link" text:visited-style-name="Visited_20_Internet_20_Link">https://en.wikipedia.org/wiki/EtherNet/IP</text:a></text:p>
      <text:p text:style-name="P47">[3]. <text:a xlink:type="simple" xlink:href="https://pl.wikipedia.org/wiki/Ethernet" text:style-name="Internet_20_link" text:visited-style-name="Visited_20_Internet_20_Link">https://pl.wikipedia.org/wiki/Ethernet</text:a></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5:01:41.598452712</meta:creation-date>
    <dc:date>2024-06-02T17:01:24.742265066</dc:date>
    <meta:editing-duration>PT1H56M30S</meta:editing-duration>
    <meta:editing-cycles>28</meta:editing-cycles>
    <meta:generator>LibreOffice/7.3.7.2$Linux_X86_64 LibreOffice_project/30$Build-2</meta:generator>
    <meta:document-statistic meta:table-count="6" meta:image-count="0" meta:object-count="0" meta:page-count="13" meta:paragraph-count="180" meta:word-count="1684" meta:character-count="13655" meta:non-whitespace-character-count="11990"/>
  </office:meta>
</office:document-meta>
</file>